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5b178" officeooo:paragraph-rsid="0005b178" style:font-size-asian="16pt" style:font-weight-asian="bold" style:font-size-complex="16pt" style:font-weight-complex="bold"/>
    </style:style>
    <style:style style:name="T1" style:family="text">
      <style:text-properties officeooo:rsid="0005b1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b178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5b178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4"><text:s text:c="5"/></text:span><text:span text:style-name="T5">LES MEMBRE DU GROUPE </text:span></text:p>
      <text:p text:style-name="P1"/>
      <text:p text:style-name="P2">JEAN MARIE GOMIS</text:p>
      <text:p text:style-name="P2">MAMAN GUISSE NDIAYE</text:p>
      <text:p text:style-name="P2">THEODORE ABDOULAYE DIOME</text:p>
      <text:p text:style-name="P2">MARIE ANTOINETTE ELINA BADIA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0:20:16.588470316</meta:creation-date>
    <dc:date>2019-04-19T10:32:01.953149962</dc:date>
    <meta:editing-duration>PT11M51S</meta:editing-duration>
    <meta:editing-cycles>1</meta:editing-cycles>
    <meta:document-statistic meta:table-count="0" meta:image-count="0" meta:object-count="0" meta:page-count="1" meta:paragraph-count="5" meta:word-count="17" meta:character-count="116" meta:non-whitespace-character-count="97"/>
    <meta:generator>LibreOffice/6.0.7.3$Linux_X86_64 LibreOffice_project/00m0$Build-3</meta:generator>
  </office:meta>
</office:document-meta>
</file>